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nErrorTestElement.isStop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ErrorTestElement.isContin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ErrorTestElement.isStop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nErrorTestElement.OnError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rrorTestElement.setErrorAction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rrorTestElement.getErro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